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17_16-43-27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38403 E-139-34-49.324951</text:p>
          </table:table-cell>
          <table:table-cell table:style-name="ce36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17_21-20-26_000.jpg</text:p>
          </table:table-cell>
          <table:table-cell table:style-name="ce26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6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17_23-38-15_000.jpg</text:p>
          </table:table-cell>
          <table:table-cell table:style-name="ce26" office:value-type="string">
            <text:p>:m 記録 / 身体 / ケガ / loc=左踵：縁,cause=不明,loc-incident=~,id=2021-01-17_23-38-15_000.jpg,phase=テープを貼った；セージの浸出液in焼酎、を浸したティッシュ、を皮膚に当ててから,apparatus=~,injury=ひび割れ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6" table:formula="of:=IF([.E4]=&quot;&quot;;[.C4];CONCATENATE([.C4];&quot; / &quot;;[.E4]))" office:value-type="string" office:string-value=":m 記録 / 身体 / ケガ / loc=左踵：縁,cause=不明,loc-incident=~,id=2021-01-17_23-38-15_000.jpg,phase=テープを貼った；セージの浸出液in焼酎、を浸したティッシュ、を皮膚に当ててから,apparatus=~,injury=ひび割れ">
            <text:p>:m 記録 / 身体 / ケガ / loc=左踵：縁,cause=不明,loc-incident=~,id=2021-01-17_23-38-15_000.jpg,phase=テープを貼った；セージの浸出液in焼酎、を浸したティッシュ、を皮膚に当ててから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18_00-17-34_000.jpg</text:p>
          </table:table-cell>
          <table:table-cell table:style-name="ce26" office:value-type="string">
            <text:p>:PHOTO 記録 / 経過記録；作ったもの / food=焼酎漬け / material=ニンニク：３玉；liquor=麦焼酎：400ml,time=~,container=big-medium-jar-at-kitchen / type=~,other=~,id=2021-01-18_00-17-34_000.jpg</text:p>
          </table:table-cell>
          <table:table-cell table:style-name="ce19"/>
          <table:table-cell table:style-name="ce4"/>
          <table:table-cell table:style-name="ce4" office:value-type="string">
            <text:p>N-35-35-30.043029 E-139-34-49.324951</text:p>
          </table:table-cell>
          <table:table-cell table:style-name="ce36" table:formula="of:=IF([.E5]=&quot;&quot;;[.C5];CONCATENATE([.C5];&quot; / &quot;;[.E5]))" office:value-type="string" office:string-value=":PHOTO 記録 / 経過記録；作ったもの / food=焼酎漬け / material=ニンニク：３玉；liquor=麦焼酎：400ml,time=~,container=big-medium-jar-at-kitchen / type=~,other=~,id=2021-01-18_00-17-34_000.jpg">
            <text:p>:PHOTO 記録 / 経過記録；作ったもの / food=焼酎漬け / material=ニンニク：３玉；liquor=麦焼酎：400ml,time=~,container=big-medium-jar-at-kitchen / type=~,other=~,id=2021-01-18_00-17-34_000.jpg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18_00-25-55_000.jpg</text:p>
          </table:table-cell>
          <table:table-cell table:style-name="ce26" office:value-type="string">
            <text:p>:m RES 1-2*5 / free# JVEMV6 68#_21(T-12) / 68. theoretical-physics(tp) / A.1. mathematics / T-12. 集合論 / topics=~,w:差集合；,other=CONC+;Q+;think~,s=1.1 / </text:p>
          </table:table-cell>
          <table:table-cell table:style-name="ce19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6" table:formula="of:=IF([.E6]=&quot;&quot;;[.C6];CONCATENATE([.C6];&quot; / &quot;;[.E6]))" office:value-type="string" office:string-value=":m RES 1-2*5 / free# JVEMV6 68#_21(T-12) / 68. theoretical-physics(tp) / A.1. mathematics / T-12. 集合論 / topics=~,w:差集合；,other=CONC+;Q+;think~,s=1.1 / ">
            <text:p>:m RES 1-2*5 / free# JVEMV6 68#_21(T-12) / 68. theoretical-physics(tp) / A.1. mathematics / T-12. 集合論 / topics=~,w:差集合；,other=CONC+;Q+;think~,s=1.1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18_00-26-18_000.jpg</text:p>
          </table:table-cell>
          <table:table-cell table:style-name="ce26" office:value-type="string">
            <text:p>:m RES 3-4*5 / free# JVEMV6 68#_21(T-12) / 68. theoretical-physics(tp) / A.1. mathematics / T-12. 集合論 / topics=~,w:~；,other=CONC+;think~,s=1.1 / </text:p>
          </table:table-cell>
          <table:table-cell table:style-name="ce17"/>
          <table:table-cell table:style-name="ce4"/>
          <table:table-cell table:style-name="ce4" office:value-type="string">
            <text:p>N-35-35-28.587341 E-139-34-49.215087</text:p>
          </table:table-cell>
          <table:table-cell table:style-name="ce36" table:formula="of:=IF([.E7]=&quot;&quot;;[.C7];CONCATENATE([.C7];&quot; / &quot;;[.E7]))" office:value-type="string" office:string-value=":m RES 3-4*5 / free# JVEMV6 68#_21(T-12) / 68. theoretical-physics(tp) / A.1. mathematics / T-12. 集合論 / topics=~,w:~；,other=CONC+;think~,s=1.1 / ">
            <text:p>:m RES 3-4*5 / free# JVEMV6 68#_21(T-12) / 68. theoretical-physics(tp) / A.1. mathematics / T-12. 集合論 / topics=~,w:~；,other=CONC+;think~,s=1.1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18_00-26-51_000.jpg</text:p>
          </table:table-cell>
          <table:table-cell table:style-name="ce26" office:value-type="string">
            <text:p>:m RES 5*5 / free# JVEMV6 68#_21(T-12) / 68. theoretical-physics(tp) / A.1. mathematics / T-12. 集合論 / topics=~,w:~；,other=CONC+;think~,s=1.2 / N+</text:p>
          </table:table-cell>
          <table:table-cell table:style-name="ce20"/>
          <table:table-cell table:style-name="ce4"/>
          <table:table-cell table:style-name="ce4" office:value-type="string">
            <text:p>N-35-35-28.532409 E-139-34-49.434814</text:p>
          </table:table-cell>
          <table:table-cell table:style-name="ce36" table:formula="of:=IF([.E8]=&quot;&quot;;[.C8];CONCATENATE([.C8];&quot; / &quot;;[.E8]))" office:value-type="string" office:string-value=":m RES 5*5 / free# JVEMV6 68#_21(T-12) / 68. theoretical-physics(tp) / A.1. mathematics / T-12. 集合論 / topics=~,w:~；,other=CONC+;think~,s=1.2 / N+">
            <text:p>:m RES 5*5 / free# JVEMV6 68#_21(T-12) / 68. theoretical-physics(tp) / A.1. mathematics / T-12. 集合論 / topics=~,w:~；,other=CONC+;think~,s=1.2 / N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18_00-28-22_000.jpg</text:p>
          </table:table-cell>
          <table:table-cell table:style-name="ce26" office:value-type="string">
            <text:p>:m RES * / free# JVEMV6 68#_21(T-12) / 68. theoretical-physics(tp) / A.1. mathematics / T-12. 集合論 / topics=差集合,w:~；,other=~;think~,s=~ / N+</text:p>
          </table:table-cell>
          <table:table-cell table:style-name="ce19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6" table:formula="of:=IF([.E9]=&quot;&quot;;[.C9];CONCATENATE([.C9];&quot; / &quot;;[.E9]))" office:value-type="string" office:string-value=":m RES * / free# JVEMV6 68#_21(T-12) / 68. theoretical-physics(tp) / A.1. mathematics / T-12. 集合論 / topics=差集合,w:~；,other=~;think~,s=~ / N+">
            <text:p>:m RES * / free# JVEMV6 68#_21(T-12) / 68. theoretical-physics(tp) / A.1. mathematics / T-12. 集合論 / topics=差集合,w:~；,other=~;think~,s=~ / N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18_00-28-37_000.jpg</text:p>
          </table:table-cell>
          <table:table-cell table:style-name="ce17" office:value-type="string">
            <text:p>:m :尺八,shakuhachi 1*1 / session-memo / s.1:score+</text:p>
          </table:table-cell>
          <table:table-cell table:style-name="ce17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6" table:formula="of:=IF([.E10]=&quot;&quot;;[.C10];CONCATENATE([.C10];&quot; / &quot;;[.E10]))" office:value-type="string" office:string-value=":m :尺八,shakuhachi 1*1 / session-memo / s.1:score+">
            <text:p>:m :尺八,shakuhachi 1*1 / session-memo / s.1:score+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18_02-12-22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/>
          <table:table-cell table:style-name="ce36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4" office:value-type="string">
            <text:p>2021-01-18_02-12-40_000.jpg</text:p>
          </table:table-cell>
          <table:table-cell table:style-name="ce17" office:value-type="string">
            <text:p>:PHOTO 記録 / 文書 / 時刻：飲酒：開始～アダルト視聴：終了</text:p>
          </table:table-cell>
          <table:table-cell table:style-name="ce17"/>
          <table:table-cell table:style-name="ce4"/>
          <table:table-cell table:style-name="ce4"/>
          <table:table-cell table:style-name="ce36" table:formula="of:=IF([.E12]=&quot;&quot;;[.C12];CONCATENATE([.C12];&quot; / &quot;;[.E12]))" office:value-type="string" office:string-value=":PHOTO 記録 / 文書 / 時刻：飲酒：開始～アダルト視聴：終了">
            <text:p>:PHOTO 記録 / 文書 / 時刻：飲酒：開始～アダルト視聴：終了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18_07-47-48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752136 E-139-34-49.324951</text:p>
          </table:table-cell>
          <table:table-cell table:style-name="ce36" table:formula="of:=IF([.E13]=&quot;&quot;;[.C13];CONCATENATE([.C13];&quot; / &quot;;[.E13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18_08-33-09_000.jpg</text:p>
          </table:table-cell>
          <table:table-cell table:style-name="ce26" office:value-type="string">
            <text:p>:m RES 1-2*5 / free# JVEMV6 68#_22(T-15) / 68. theoretical-physics(tp) / A.1. mathematics / T-15.統計 / topics=~,w:仮説検定；帰無仮説；対立仮説；,other=~,s=~ / </text:p>
          </table:table-cell>
          <table:table-cell table:style-name="ce20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6" table:formula="of:=IF([.E14]=&quot;&quot;;[.C14];CONCATENATE([.C14];&quot; / &quot;;[.E14]))" office:value-type="string" office:string-value=":m RES 1-2*5 / free# JVEMV6 68#_22(T-15) / 68. theoretical-physics(tp) / A.1. mathematics / T-15.統計 / topics=~,w:仮説検定；帰無仮説；対立仮説；,other=~,s=~ / ">
            <text:p>:m RES 1-2*5 / free# JVEMV6 68#_22(T-15) / 68. theoretical-physics(tp) / A.1. mathematics / T-15.統計 / topics=~,w:仮説検定；帰無仮説；対立仮説；,other=~,s=~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18_08-33-32_000.jpg</text:p>
          </table:table-cell>
          <table:table-cell table:style-name="ce20" office:value-type="string">
            <text:p>:m :th / オペレーションの仕事は、俺には無理；必死にやって、やっと、人の８掛け</text:p>
          </table:table-cell>
          <table:table-cell table:style-name="ce19"/>
          <table:table-cell table:style-name="ce4"/>
          <table:table-cell table:style-name="ce4" office:value-type="string">
            <text:p>N-35-35-28.642272 E-139-34-49.270019</text:p>
          </table:table-cell>
          <table:table-cell table:style-name="ce36" table:formula="of:=IF([.E15]=&quot;&quot;;[.C15];CONCATENATE([.C15];&quot; / &quot;;[.E15]))" office:value-type="string" office:string-value=":m :th / オペレーションの仕事は、俺には無理；必死にやって、やっと、人の８掛け">
            <text:p>:m :th / オペレーションの仕事は、俺には無理；必死にやって、やっと、人の８掛け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17_19-10-18_000.mp4</text:p>
          </table:table-cell>
          <table:table-cell table:style-name="ce8" office:value-type="string">
            <text:p>:VIDEO / @自室 / 記録 / jap.flute-bamboo / 演奏、play / b-2021-0117-1 / genr=demo:todays-new-word</text:p>
          </table:table-cell>
          <table:table-cell table:style-name="ce19"/>
          <table:table-cell table:style-name="ce4"/>
          <table:table-cell table:style-name="ce4"/>
          <table:table-cell table:style-name="ce36" table:formula="of:=IF([.E16]=&quot;&quot;;[.C16];CONCATENATE([.C16];&quot; / &quot;;[.E16]))" office:value-type="string" office:string-value=":VIDEO / @自室 / 記録 / jap.flute-bamboo / 演奏、play / b-2021-0117-1 / genr=demo:todays-new-word">
            <text:p>:VIDEO / @自室 / 記録 / jap.flute-bamboo / 演奏、play / b-2021-0117-1 / genr=demo:todays-new-word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7"/>
          <table:table-cell table:style-name="ce4"/>
          <table:table-cell table:style-name="ce4"/>
          <table:table-cell table:style-name="ce36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18]=&quot;&quot;;[.C18];CONCATENATE([.C18];&quot; / &quot;;[.E1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6" table:formula="of:=IF([.E19]=&quot;&quot;;[.C19];CONCATENATE([.C19];&quot; / &quot;;[.E1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6" table:formula="of:=IF([.E20]=&quot;&quot;;[.C20];CONCATENATE([.C20];&quot; / &quot;;[.E2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21]=&quot;&quot;;[.C21];CONCATENATE([.C21];&quot; / &quot;;[.E2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22]=&quot;&quot;;[.C22];CONCATENATE([.C22];&quot; / &quot;;[.E2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8">2021/01/18</text:date>, <text:time>11:51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18T11:51:09.11</dc:date>
    <dc:creator>iwabuchi ken</dc:creator>
    <meta:editing-duration>P30DT13H56M13S</meta:editing-duration>
    <meta:editing-cycles>11338</meta:editing-cycles>
    <meta:document-statistic meta:table-count="1" meta:cell-count="462" meta:object-count="0"/>
  </office:meta>
</office:document-meta>
</file>